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lling telephones in Volvanovia:</text:p>
      <text:p text:style-name="Standard">Timespan: decades</text:p>
      <text:p text:style-name="Standard">Started in the great depression in America</text:p>
      <text:p text:style-name="Standard">Started with a small shop for electric appliances</text:p>
      <text:p text:style-name="Standard">Grows the business enough to set up a production chain for wireless telephones for the Volcan army during World War II.</text:p>
      <text:p text:style-name="Standard">Alot of sales.</text:p>
      <text:p text:style-name="Standard">Expanded into the civil marked during the 1960's ( private and companies )</text:p>
      <text:p text:style-name="Standard">1980's specialization caused them to be the largest phone provider in Volvanovia.</text:p>
      <text:p text:style-name="Standard"/>
      <text:p text:style-name="Standard">Volcanovia is a small country in Latin America with 9 million inhabitants within a 164 000 square kilometer landarea.</text:p>
      <text:p text:style-name="Standard"/>
      <text:p text:style-name="Standard">Dhors co entered a new marked because of the cell phone revolution. This includes an agressive policy introducing successive generations of phones every second year to keep ahead of potential competitors.</text:p>
      <text:p text:style-name="Standard"/>
      <text:p text:style-name="Standard">The company has a sophisticated product design system by which specialized personell studies the new needs of the market before a new production is initialized. Consequenty, the design of a new phone generation and putting a production line together takes 24 – months. Once the production line and development is ready, it takes about 14 days to produce a phone and bring it to the shop.</text:p>
      <text:p text:style-name="Standard"/>
      <text:p text:style-name="Standard">Development and manufacture cost per unit: 400 VT ( Volcanovian Tephras ).</text:p>
      <text:p text:style-name="Standard">Sale price per unit: 600 VT</text:p>
      <text:p text:style-name="Standard"/>
      <text:p text:style-name="Standard">Dhor's social commitment requires a 5% annual increase in salaries for the next 10 years, driving a similar increase in the production costs. To counter a market price level that stays fairly constant.</text:p>
      <text:p text:style-name="Standard"/>
      <text:p text:style-name="Standard">Dhors will have to produce more phones with the same staff or increase efficiency by 5% per year, in order to stay in business.</text:p>
      <text:p text:style-name="Standard"/>
      <text:p text:style-name="Standard">The selling price of the of the produced phones cannot always increase. A future price drop would be possible, in case a competitor would enter the market.</text:p>
      <text:p text:style-name="Standard"/>
      <text:p text:style-name="Standard">Phone owners usually dispose of their phones after 2 years of use. It gets dumped into special waste dumps.</text:p>
      <text:p text:style-name="Standard"/>
      <text:p text:style-name="Standard">Dhors Co, In the most recent years enjoyed a market share of 34% in Volcanovia ( that would be 29 000 phones per year), the bulk of the rest being many different types of imports.</text:p>
      <text:p text:style-name="Standard"/>
      <text:p text:style-name="Standard">A reasearch group found that the phone screens contained cadmium ( a toxic element ). The phone dump is located close to Crateria's main drinking water source. The soil on which the dump is built is a sandy permeable rock.</text:p>
      <text:p text:style-name="Standard"/>
      <text:p text:style-name="Standard">The government wants to recycle the dumped phones. The cost should be covered by the producer as tax. Government officials want to set the tax per unit at 50% of the selling price.</text:p>
      <text:p text:style-name="Standard">Too high of a tax might force the company to cut costs by taking away the jobs for some of the employees, maybe move the whole factory to China. We are supposed to find a reasonable level for the tax to be imposed and convince the goverment officials to adopt it.</text:p>
      <text:p text:style-name="Standard"/>
      <text:p text:style-name="Standard"/>
      <text:p text:style-name="Standard"/>
      <text:p text:style-name="Standard"><text:soft-page-break/>The dhoors company has 16 million available, if we need anything else it will have to be a procured by loans at the local bank at an interest rate of 4.8% annually.</text:p>
      <text:p text:style-name="Standard">A new production line with a maximum capacity of 30 000 phones costs 6 million VT to build.</text:p>
      <text:p text:style-name="Standard">Development of a new phone costs 6 million VT to build.</text:p>
      <text:p text:style-name="Standard"/>
      <text:p text:style-name="Standard">Boundaries:</text:p>
      <text:p text:style-name="Standard">We take into consideration that Dhors Co has already amassed a great deal of money and the production line is as it was when the tax is suppoed to be imposed. We will take into account the financials of the company including the development and production of phones, as well as salaries for the employees. Costs and revenues. The creation of new production lin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5T12:05:35.11</meta:creation-date>
    <dc:date>2017-10-05T17:44:20.73</dc:date>
    <meta:editing-duration>PT5H7M14S</meta:editing-duration>
    <meta:editing-cycles>2</meta:editing-cycles>
    <meta:generator>OpenOffice/4.1.3$Win32 OpenOffice.org_project/413m1$Build-9783</meta:generator>
    <meta:document-statistic meta:table-count="0" meta:image-count="0" meta:object-count="0" meta:page-count="2" meta:paragraph-count="26" meta:word-count="593" meta:character-count="3360"/>
  </office:meta>
</office:document-meta>
</file>